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ntents_20_Heading">
      <style:paragraph-properties fo:line-height="150%" fo:background-color="transparent">
        <style:background-image/>
      </style:paragraph-properties>
    </style:style>
    <style:style style:name="P2" style:family="paragraph" style:parent-style-name="Contents_20_1">
      <style:paragraph-properties>
        <style:tab-stops>
          <style:tab-stop style:position="16.002cm" style:type="right" style:leader-style="dotted" style:leader-text="."/>
        </style:tab-stops>
      </style:paragraph-properties>
    </style:style>
    <style:style style:name="P3" style:family="paragraph" style:parent-style-name="Contents_20_2">
      <style:paragraph-properties>
        <style:tab-stops>
          <style:tab-stop style:position="16.002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Title" style:master-page-name="Standard">
      <style:paragraph-properties style:page-number="auto"/>
    </style:style>
    <style:style style:name="P6" style:family="paragraph" style:parent-style-name="Heading_20_1">
      <style:text-properties fo:font-size="16pt" style:font-size-asian="16pt" style:font-size-complex="16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line-through-style="none" fo:font-size="12pt" style:text-underline-style="none" fo:font-weight="normal" style:font-size-asian="12pt" style:font-weight-asian="normal" style:font-size-complex="12pt" style:font-weight-complex="normal"/>
    </style:style>
    <style:style style:name="P9" style:family="paragraph" style:parent-style-name="Text_20_body" style:list-style-name="L1"/>
    <style:style style:name="T1" style:family="text">
      <style:text-properties fo:font-size="14pt" style:font-size-asian="14pt" style:font-size-complex="14pt"/>
    </style:style>
    <style:style style:name="T2" style:family="text">
      <style:text-properties fo:background-color="#ff3333"/>
    </style:style>
    <style:style style:name="T3" style:family="text">
      <style:text-properties style:text-line-through-style="none" fo:font-size="12pt" style:text-underline-style="none" fo:font-weight="normal" style:font-size-asian="12pt" style:font-weight-asian="normal" style:font-size-complex="12pt"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ackup Magician</text:p>
      <text:p text:style-name="P1">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text:a xlink:type="simple" xlink:href="#__RefHeading__145_661942186" text:style-name="Internet_20_link" text:visited-style-name="Visited_20_Internet_20_Link">Einführung<text:tab/>2</text:a></text:p>
          <text:p text:style-name="P2"><text:a xlink:type="simple" xlink:href="#__RefHeading__147_661942186" text:style-name="Internet_20_link" text:visited-style-name="Visited_20_Internet_20_Link">Projektdefinition<text:tab/>2</text:a></text:p>
          <text:p text:style-name="P2"><text:a xlink:type="simple" xlink:href="#__RefHeading__149_661942186" text:style-name="Internet_20_link" text:visited-style-name="Visited_20_Internet_20_Link">Ziele, Nicht-Ziele und Milestones<text:tab/>2</text:a></text:p>
          <text:p text:style-name="P2"><text:a xlink:type="simple" xlink:href="#__RefHeading__151_661942186" text:style-name="Internet_20_link" text:visited-style-name="Visited_20_Internet_20_Link">System Overview<text:tab/>2</text:a></text:p>
          <text:p text:style-name="P2"><text:a xlink:type="simple" xlink:href="#__RefHeading__153_661942186" text:style-name="Internet_20_link" text:visited-style-name="Visited_20_Internet_20_Link">System Komponenten Beschreibung<text:tab/>2</text:a></text:p>
          <text:p text:style-name="P3"><text:a xlink:type="simple" xlink:href="#__RefHeading__155_661942186" text:style-name="Internet_20_link" text:visited-style-name="Visited_20_Internet_20_Link">Hardware Komponenten<text:tab/>2</text:a></text:p>
          <text:p text:style-name="P3"><text:a xlink:type="simple" xlink:href="#__RefHeading__157_661942186" text:style-name="Internet_20_link" text:visited-style-name="Visited_20_Internet_20_Link">Software Komponenten<text:tab/>2</text:a></text:p>
          <text:p text:style-name="P4"><text:a xlink:type="simple" xlink:href="#__RefHeading__189_1872261127" text:style-name="Internet_20_link" text:visited-style-name="Visited_20_Internet_20_Link">Der Kommunikator<text:tab/>2</text:a></text:p>
          <text:p text:style-name="P2"><text:a xlink:type="simple" xlink:href="#__RefHeading__159_661942186" text:style-name="Internet_20_link" text:visited-style-name="Visited_20_Internet_20_Link">System Design<text:tab/>3</text:a></text:p>
          <text:p text:style-name="P3"><text:a xlink:type="simple" xlink:href="#__RefHeading__161_661942186" text:style-name="Internet_20_link" text:visited-style-name="Visited_20_Internet_20_Link">Technologie Auswahl<text:tab/>3</text:a></text:p>
          <text:p text:style-name="P3"><text:a xlink:type="simple" xlink:href="#__RefHeading__163_661942186" text:style-name="Internet_20_link" text:visited-style-name="Visited_20_Internet_20_Link">Systemarchitektur<text:tab/>3</text:a></text:p>
          <text:p text:style-name="P2"><text:a xlink:type="simple" xlink:href="#__RefHeading__165_661942186" text:style-name="Internet_20_link" text:visited-style-name="Visited_20_Internet_20_Link">System Implementierung<text:tab/>3</text:a></text:p>
          <text:p text:style-name="P3"><text:a xlink:type="simple" xlink:href="#__RefHeading__167_661942186" text:style-name="Internet_20_link" text:visited-style-name="Visited_20_Internet_20_Link">Client Software<text:tab/>3</text:a></text:p>
          <text:p text:style-name="P3"><text:a xlink:type="simple" xlink:href="#__RefHeading__169_661942186" text:style-name="Internet_20_link" text:visited-style-name="Visited_20_Internet_20_Link">Server Software<text:tab/>3</text:a></text:p>
          <text:p text:style-name="P3"><text:a xlink:type="simple" xlink:href="#__RefHeading__171_661942186" text:style-name="Internet_20_link" text:visited-style-name="Visited_20_Internet_20_Link">Web Monitoring Software<text:tab/>3</text:a></text:p>
        </text:index-body>
      </text:table-of-content>
      <text:p text:style-name="Standard"/>
      <text:list xml:id="list706708655576932959" text:style-name="Outline">
        <text:list-item>
          <text:h text:style-name="Heading_20_1" text:outline-level="1"/>
        </text:list-item>
        <text:list-item>
          <text:h text:style-name="Heading_20_1" text:outline-level="1"/>
        </text:list-item>
        <text:list-item>
          <text:h text:style-name="P6" text:outline-level="1"><text:bookmark-start text:name="_Toc513563773"/><text:bookmark-start text:name="__RefHeading__145_661942186"/>Einführung<text:bookmark-end text:name="_Toc513563773"/><text:bookmark-end text:name="__RefHeading__145_661942186"/></text:h>
        </text:list-item>
        <text:list-item>
          <text:h text:style-name="Heading_20_1" text:outline-level="1"><text:bookmark-start text:name="_Toc513563774"/><text:bookmark-start text:name="__RefHeading__147_661942186"/>Projektdefinition<text:bookmark-end text:name="_Toc513563774"/><text:bookmark-end text:name="__RefHeading__147_661942186"/></text:h>
        </text:list-item>
      </text:list>
      <text:p text:style-name="P7"><text:span text:style-name="T3"/></text:p>
      <text:p text:style-name="P7"><text:span text:style-name="T3">Unser Projekt, der BackupMagican, ist ein Backupmanagementsystem welches auf folgenden zwei Hauptkomponenten basiert: Dem Server und den Clients. Das Projekt wird demzufolge in einer Server-Client Architektur umgesetzt.</text:span></text:p>
      <text:p text:style-name="P7"><text:span text:style-name="T3">Ziel des Projekts ist es Backups zentral steuern zu können. Dies geschieht über den Server. Der Client fungiert als Zuhörer und Arbeiter.</text:span></text:p>
      <text:p text:style-name="P8"><text:soft-page-break/>Es ist sowohl über die auf einem PC installierte Client Software als auch über das Webinterface möglich, einen Benutzer anzulegen, um im System agieren zu können.</text:p>
      <text:p text:style-name="P7"><text:span text:style-name="T3">Ein Benutzer kann die Berechtigungen für mehrere Clients haben und kann diesen über den Server Aufträge (Tasks) zuweisen, unabhängig davon, ob ein Client gerade on- oder offline ist. Der Server hält die Tasks solange in Evidenz, bis der entsprechende Client online ist und schickt dem Client bei erster Gelegenheit die ihm zugeteilten Tasks.</text:span></text:p>
      <text:p text:style-name="P7"><text:span text:style-name="T3">Der Server „merkt“ sich welche Clients gerade aktiv sind. Zu diesem Zweck authentifizieren sich die Clients beim Server, sobald sie gestartet werden und eine Verbindung zum Server aufbauen können.</text:span></text:p>
      <text:p text:style-name="P8">Sobald sich ein Client authentifiziert und ein User über den Client eingeloggt hat, fügt der Server dem User die Berechtigung für diesen Client hinzu – die Zuordnung erfolgt über den Benutzernamen und die IP-Adresse des Clients. Von nun an kann der Benutzer dem Client Aufträge erteilen, was entweder lokal über den Client oder über das Webinterface geschieht. In beiden Fällen wird auf ein- und dasselbe Server-Interface zugegriffen.</text:p>
      <text:p text:style-name="P7"><text:span text:style-name="T3">Sowohl Tasks, die der Server an die Clients schickt, als auch andere Nachrichten, über die der Server mit den Clients kommuniziert, werden als kompakte JSON-Dateien abgebildet und versandt.</text:span></text:p>
      <text:p text:style-name="P8">Sobald der Benutzer Aufträge erstellt hat schickt der Server diese an die entsprechenden, verfügbaren Clients. Die Tasks beinhalten sowohl Daten, die den Umfang des Backups definieren, als auch die für den Ziel-Host (das Cloud-Service) benötigten Zugangsdaten.</text:p>
      <text:p text:style-name="P8">Der Client bestätigt dem Server den Empfang der Tasks, und beginnt mit der Verarbeitung der Aufträge. Im Zuge dessen überprüft der Server ob das Backup gerade möglich ist, also ob das Cloud-Service online und genug freier Speicherplatz vorhanden ist. Der Server teilt dem Client das Ergebnis dieser Überprüfung mit und dieser kopiert im Falle der positiven Überprüfung die gemäß des Auftrages zu sichernden Daten auf den Cloud-Speicher.</text:p>
      <text:p text:style-name="P8">Nach erfolgreicher Durchführung eines Tasks setzt der Client den Server über den Abschluss des Auftrages in Kenntnis. Ist bei der Durchführung des Tasks clientseitig ein Fehler aufgetreten, so schickt der Client dem Server ein entsprechendes LOG.</text:p>
      <text:p text:style-name="P7"><text:span text:style-name="T3">Um einem aktiven Client einen Auftrag zu erteilen muss man sich nicht unbedingt am entsprechenden Client selbst einloggen. Es besteht die Möglichkeit, in einem beliebigen Browser das Webinterface aufzurufen, sich mit seinem Benutzeraccount einzuloggen und auf diesem Weg den Clients über den Server ihre Tasks zukommen zu lassen.</text:span></text:p>
      <text:p text:style-name="Text_20_body"/>
      <text:list xml:id="list32509959" text:continue-numbering="true" text:style-name="Outline">
        <text:list-item>
          <text:h text:style-name="Heading_20_1" text:outline-level="1"><text:bookmark-start text:name="_Toc513563775"/><text:bookmark-start text:name="__RefHeading__149_661942186"/><text:soft-page-break/>Ziele, Nicht-Ziele und Milestones<text:bookmark-end text:name="_Toc513563775"/><text:bookmark-end text:name="__RefHeading__149_661942186"/></text:h>
        </text:list-item>
        <text:list-item>
          <text:h text:style-name="Heading_20_1" text:outline-level="1"><text:bookmark-start text:name="_Toc513563776"/><text:bookmark-start text:name="__RefHeading__151_661942186"/>System Overview<text:bookmark-end text:name="_Toc513563776"/><text:bookmark-end text:name="__RefHeading__151_661942186"/></text:h>
        </text:list-item>
        <text:list-item>
          <text:h text:style-name="Heading_20_1" text:outline-level="1"><text:bookmark-start text:name="_Toc513563777"/><text:bookmark-start text:name="__RefHeading__153_661942186"/>System Komponenten Beschreibung<text:bookmark-end text:name="_Toc513563777"/><text:bookmark-end text:name="__RefHeading__153_661942186"/></text:h>
          <text:list>
            <text:list-item>
              <text:h text:style-name="Heading_20_2" text:outline-level="2"><text:bookmark-start text:name="_Toc513563778"/><text:bookmark-start text:name="__RefHeading__155_661942186"/><text:span text:style-name="T1">Hardware</text:span> Komponenten<text:bookmark-end text:name="_Toc513563778"/><text:bookmark-end text:name="__RefHeading__155_661942186"/></text:h>
            </text:list-item>
            <text:list-item>
              <text:h text:style-name="Heading_20_2" text:outline-level="2"><text:bookmark-start text:name="_Toc513563779"/><text:bookmark-start text:name="__RefHeading__157_661942186"/>Software Komponenten<text:bookmark-end text:name="_Toc513563779"/><text:bookmark-end text:name="__RefHeading__157_661942186"/></text:h>
              <text:list>
                <text:list-item>
                  <text:h text:style-name="Heading_20_3" text:outline-level="3"><text:bookmark-start text:name="__RefHeading__189_1872261127"/>Der Kommunikator<text:bookmark-end text:name="__RefHeading__189_1872261127"/></text:h>
                </text:list-item>
              </text:list>
            </text:list-item>
          </text:list>
        </text:list-item>
      </text:list>
      <text:p text:style-name="Text_20_body">Der Kommunikator umfasst sowohl die Teile der Client Software, die dem Datenaustausch zwischen Client und Server dienen, als auch die entsprechenden Teile der Server Software. Die mitzuteilenden Informationen werden dabei in JSon-Dokumente verpackt und per TCP Protokoll vom Client zum Server oder umgekehrt übertragen. Um eingehende Verbindungsanfragen zu verarbeiten wird sowohl am Client als auch am Server ein Objekt der QTcpServer-Klasse verwendet (passiver Teil des Verbindungsaufbaus). Das QTcpServer-Objekt der Server Software verwendet dazu den Port 1234, das QTcpServer-Objekt der Client Software den Port <text:span text:style-name="T2">1244</text:span>. Dem aktiven Verbindungsaufbau, also dem initiieren einer Verbindung dient sowohl server- als auch clientseitig ein Objekt der Klasse QTcpSocket.</text:p>
      <text:p text:style-name="Text_20_body">Hinsichtlich des Kommunikators besteht der wesentliche Unterschied zwischen Server und Client naturgemäß darin, dass ein Client mit nur einem Server in Verbindung steht, während der Server Anfragen von mehreren Clients zur gleichen Zeit verarbeiten können muss. Um dies zu ermöglichen besitzt der Server für jeden Client einen eigenen Thread, sprich je aktivem Client ein Objekt der „MyThread“ Klasse, die die Funktionalität der QThread-Klasse geerbt hat. Zusätzlich ist die „MyThread“ Klasse mit einem QTcpSocket ausgestattet. Registriert das Objekt der „MyServer“ Klasse (welche das QTcpServer-Objekt enthält) eine eingehende Clientverbindung, so erzeugt es ein Objekt der „MyThread“ Klasse und gibt die Verbindung an dieses weiter. Auf diese Weise entsteht für jeden Client, der sich verbindet ein eigener Thread, der die per TCP eingehenden JSon-Dokumente genau dieses Clients entgegennimmt. Im Gegensatz zur Verarbeitung von empfangenen Nachrichten (Json-Dokumenten) unterscheiden sich Server und Client beim Verschicken von Nachrichten nicht prinzipiell. So bauen sowohl Server als Client dazu nur vorübergehend eine Verbindung mit <text:soft-page-break/>Hilfe des QTcpSocket-Objekts auf, die lediglich der einmaligen Übermittlung eines einzelnen JSon-Dokuments dient.</text:p>
      <text:p text:style-name="Text_20_body">Der Kommunikator ist zur Abwicklung der Kommunikationserfordernisse folgender Aufgaben notwendig:</text:p>
      <text:list xml:id="list3362515599489657851" text:style-name="L1">
        <text:list-item>
          <text:p text:style-name="P9">Registrierung eines neuen Clients beim Server</text:p>
        </text:list-item>
        <text:list-item>
          <text:p text:style-name="P9">Anmeldung eines registrierten Clients beim Server</text:p>
        </text:list-item>
        <text:list-item>
          <text:p text:style-name="P9">Registrierung eines neuen Benutzers beim Server</text:p>
        </text:list-item>
        <text:list-item>
          <text:p text:style-name="P9">Anmeldung eines registrierten Benutzers beim Server</text:p>
        </text:list-item>
        <text:list-item>
          <text:p text:style-name="P9">Übermittlung eines Backup-Tasks vom Server an den Client</text:p>
        </text:list-item>
      </text:list>
      <text:list xml:id="list32530013" text:continue-list="list32509959" text:style-name="Outline">
        <text:list-item>
          <text:h text:style-name="Heading_20_1" text:outline-level="1"><text:bookmark-start text:name="_Toc513563780"/><text:bookmark-start text:name="__RefHeading__159_661942186"/>System Design<text:bookmark-end text:name="_Toc513563780"/><text:bookmark-end text:name="__RefHeading__159_661942186"/></text:h>
          <text:list>
            <text:list-item>
              <text:h text:style-name="Heading_20_2" text:outline-level="2"><text:bookmark-start text:name="_Toc513563781"/><text:bookmark-start text:name="__RefHeading__161_661942186"/>Technologie Auswahl<text:bookmark-end text:name="_Toc513563781"/><text:bookmark-end text:name="__RefHeading__161_661942186"/></text:h>
            </text:list-item>
            <text:list-item>
              <text:h text:style-name="Heading_20_2" text:outline-level="2"><text:bookmark-start text:name="_Toc513563782"/><text:bookmark-start text:name="__RefHeading__163_661942186"/>Systemarchitektur<text:bookmark-end text:name="_Toc513563782"/><text:bookmark-end text:name="__RefHeading__163_661942186"/></text:h>
            </text:list-item>
          </text:list>
        </text:list-item>
        <text:list-item>
          <text:h text:style-name="Heading_20_1" text:outline-level="1"><text:bookmark-start text:name="_Toc513563783"/><text:bookmark-start text:name="__RefHeading__165_661942186"/>System Implementierung<text:bookmark-end text:name="_Toc513563783"/><text:bookmark-end text:name="__RefHeading__165_661942186"/></text:h>
          <text:list>
            <text:list-item>
              <text:list>
                <text:list-item>
                  <text:h text:style-name="Heading_20_3" text:outline-level="3">Entwicklung des Kommunikators</text:h>
                </text:list-item>
              </text:list>
            </text:list-item>
          </text:list>
        </text:list-item>
      </text:list>
      <text:p text:style-name="Text_20_body">Da die Entwicklung des Kommunikators in einem Stadium des Projekts begann, als noch kein Prototyp der Client- oder Serversoftware vorhanden war, mussten im Rahmen der Entwicklung der Kommunikationsroutinen ein Client- und ein Serverdummy programmiert werden. Zuerst wurde sowohl am Client- als auch am Serverdummy eine externe Bibliothek eingebunden: der „QtWebApp HTTP Webserver“ von <text:a xlink:type="simple" xlink:href="http://www.stefanfrings.de/" text:style-name="Internet_20_link" text:visited-style-name="Visited_20_Internet_20_Link">www.stefanfrings.de</text:a>. Die Idee war, dass sowohl Server als auch Client als HTTP Server auf eingehende, als HTTP Request verpackte, JSon-Dokumente lauschen würden. Es stellte sich in der Arbeit mit der „QtWebApp HTTP Server“-Bibliothek jedoch heraus, dass ein Weiterleiten von Informationen aus der Klasse, die die empfangenen HTTP-Requests auswertete, unmöglich schien, da der Implementierungsversuch einer Signal-Slot-Verbindung aus der Klasse heraus scheiterte. Obwohl die connect()-Funktion, die das Signal mit dem Slot verbinden sollte TRUE zurücklieferte (sprich: rückmeldete, dass Signal und Slot erfolgreich verbunden wurden) führte ein in gerade erwähnter Klasse <text:s/>emittiertes Signal niemals dazu, dass der entsprechende Slot aufgerufen wurde. Die Nutzung dieser externen Bibliothek von <text:soft-page-break/><text:a xlink:type="simple" xlink:href="http://www.stefanfrings.de/" text:style-name="Internet_20_link" text:visited-style-name="Visited_20_Internet_20_Link">www.stefanfrings.de</text:a> stellte sich also als Sackgasse heraus und es ergab sich die Notwendigkeit, die Programmroutinen, die es dem Client bzw. Server ermöglichen, Daten vom jeweils anderen zu empfangen, selbst zu schreiben. Wie die Implementierung dieser Routinen realisiert wurde <text:span text:style-name="T2">ist unter der Überschrift „Der Kommunikator“ im Teil „Software Komponenten“ dieser Diplomprojektsdokumentation beschrieben</text:span>.</text:p>
      <text:p text:style-name="Text_20_body"/>
      <text:list xml:id="list32510144" text:continue-numbering="true" text:style-name="Outline">
        <text:list-item>
          <text:list>
            <text:list-item>
              <text:h text:style-name="Heading_20_2" text:outline-level="2"><text:bookmark-start text:name="_Toc513563784"/><text:bookmark-start text:name="__RefHeading__167_661942186"/>Client Software<text:bookmark-end text:name="_Toc513563784"/><text:bookmark-end text:name="__RefHeading__167_661942186"/></text:h>
            </text:list-item>
            <text:list-item>
              <text:h text:style-name="Heading_20_2" text:outline-level="2"><text:bookmark-start text:name="_Toc513563785"/><text:bookmark-start text:name="__RefHeading__169_661942186"/>Server Software<text:bookmark-end text:name="_Toc513563785"/><text:bookmark-end text:name="__RefHeading__169_661942186"/></text:h>
            </text:list-item>
            <text:list-item>
              <text:h text:style-name="Heading_20_2" text:outline-level="2"><text:bookmark-start text:name="_Toc513563786"/><text:bookmark-start text:name="__RefHeading__171_661942186"/>Web Monitoring Software<text:bookmark-end text:name="_Toc513563786"/><text:bookmark-end text:name="__RefHeading__171_661942186"/></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AT"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AT"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21cm" fo:margin-bottom="0cm" fo:line-height="150%"/>
      <style:text-properties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1"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1" fo:font-size="15pt" fo:font-weight="bold"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1"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de" fo:country="DE"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ing_20_3" style:display-name="Heading 3" style:family="paragraph" style:parent-style-name="Heading" style:next-style-name="Text_20_body" style:default-outline-level="3" style:list-style-name="Outline" style:class="text">
      <style:text-properties fo:color="#00cccc" style:font-name="Cambria"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1" fo:font-size="26pt" fo:letter-spacing="0.009cm" style:letter-kerning="true" style:font-size-asian="26pt" style:font-size-complex="26pt"/>
    </style:style>
    <style:style style:name="Überschrift_20_1_20_Zchn" style:display-name="Überschrift 1 Zchn" style:family="text" style:parent-style-name="Default_20_Paragraph_20_Font">
      <style:text-properties fo:color="#365f91" style:font-name="Cambria1" fo:font-size="14pt" fo:font-weight="bold" style:font-size-asian="14pt" style:font-weight-asian="bold" style:font-size-complex="14pt" style:font-weight-complex="bold"/>
    </style:style>
    <style:style style:name="Überschrift_20_2_20_Zchn" style:display-name="Überschrift 2 Zchn" style:family="text" style:parent-style-name="Default_20_Paragraph_20_Font">
      <style:text-properties fo:color="#4f81bd" style:font-name="Cambria1"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5cm" fo:margin-right="1.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minar</meta:initial-creator>
    <dc:creator>Sarah Brunner</dc:creator>
    <meta:editing-cycles>9</meta:editing-cycles>
    <meta:creation-date>2018-05-08T15:21:00</meta:creation-date>
    <dc:date>2018-06-14T12:32:10.63</dc:date>
    <meta:editing-duration>PT3H58M6S</meta:editing-duration>
    <meta:generator>OpenOffice/4.1.1$Win32 OpenOffice.org_project/411m6$Build-9775</meta:generator>
    <meta:document-statistic meta:table-count="0" meta:image-count="0" meta:object-count="0" meta:page-count="5" meta:paragraph-count="53" meta:word-count="1049" meta:character-count="755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